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55269" draw:marker-start-width="0.252cm" draw:marker-end-width="0.252cm" draw:fill-color="#dee6ef" draw:textarea-horizontal-align="justify" draw:textarea-vertical-align="middle" draw:auto-grow-height="false" fo:min-height="0.478cm" fo:min-width="0.22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color="#ffffff" draw:fill="none" draw:textarea-horizontal-align="justify" draw:textarea-vertical-align="middle" draw:auto-grow-height="false" fo:min-height="0.766cm" fo:min-width="2.802cm"/>
      <style:paragraph-properties style:writing-mode="lr-tb"/>
    </style:style>
    <style:style style:name="gr3" style:family="graphic" style:parent-style-name="standard">
      <style:graphic-properties svg:stroke-color="#ffffff" draw:fill="none" draw:textarea-horizontal-align="justify" draw:textarea-vertical-align="middle" draw:auto-grow-height="false" fo:min-height="0.766cm" fo:min-width="4.05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 fo:min-height="1.909cm" fo:min-width="5.485cm"/>
      <style:paragraph-properties style:writing-mode="lr-tb"/>
    </style:style>
    <style:style style:name="gr6" style:family="graphic" style:parent-style-name="standard">
      <style:graphic-properties svg:stroke-color="#ffffff" draw:fill="none" draw:textarea-horizontal-align="justify" draw:textarea-vertical-align="middle" draw:auto-grow-height="false" fo:min-height="1.274cm" fo:min-width="1.643cm"/>
      <style:paragraph-properties style:writing-mode="lr-tb"/>
    </style:style>
    <style:style style:name="gr7" style:family="graphic" style:parent-style-name="standard">
      <style:graphic-properties draw:fill="none" draw:textarea-vertical-align="middle" draw:auto-grow-height="false" fo:min-height="2.158cm" fo:min-width="0cm"/>
    </style:style>
    <style:style style:name="gr8" style:family="graphic" style:parent-style-name="standard">
      <style:graphic-properties draw:fill="none" draw:textarea-vertical-align="middle" draw:auto-grow-height="false" fo:min-height="19.252cm" fo:min-width="0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-color="#dee6ef"/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line-through-style="none" style:text-line-through-type="non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762cm" svg:height="0.762cm" svg:x="5.937cm" svg:y="5.4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6.699cm" svg:y="5.4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7.461cm" svg:y="5.4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8.223cm" svg:y="5.4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8.985cm" svg:y="5.4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9.747cm" svg:y="5.4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0.509cm" svg:y="5.4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1.271cm" svg:y="5.4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2.033cm" svg:y="5.4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2.795cm" svg:y="5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62cm" svg:height="0.762cm" svg:x="5.937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6.699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7.461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8.223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8.985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9.747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0.509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1.271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2.033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2.795cm" svg:y="6.3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62cm" svg:height="0.762cm" svg:x="5.937cm" svg:y="7.2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6.699cm" svg:y="7.2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7.461cm" svg:y="7.2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8.223cm" svg:y="7.2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8.985cm" svg:y="7.2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9.747cm" svg:y="7.2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0.509cm" svg:y="7.2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1.271cm" svg:y="7.2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2.033cm" svg:y="7.2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2.795cm" svg:y="7.22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762cm" svg:height="0.762cm" svg:x="5.937cm" svg:y="10.5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10.5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10.5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10.5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10.5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10.5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10.5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10.5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10.5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10.5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11.28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11.28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11.28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11.28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11.28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11.28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11.28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11.28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11.28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11.2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12.04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12.04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12.04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12.04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12.04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12.04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12.04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12.04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12.04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12.04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12.04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12.04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12.04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12.04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12.04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12.04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12.04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12.04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12.04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12.04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12.81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12.81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12.81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12.81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12.81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12.81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12.81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12.81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12.81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12.81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13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13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13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13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13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13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13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13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13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13.57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14.3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14.3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14.3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14.3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14.3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14.3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14.3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14.3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14.3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14.3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14.3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14.3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14.3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14.3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14.3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14.3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14.3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14.3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14.3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14.3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15.0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15.0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15.0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15.0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15.0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15.0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15.0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15.0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15.0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15.09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15.8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15.8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15.8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15.8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15.8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15.8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15.8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15.8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15.8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15.8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16.62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16.62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16.62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16.62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16.62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16.62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16.62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16.62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16.62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16.6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16.62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16.62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16.62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16.62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16.62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16.62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16.62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16.62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16.62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16.6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17.3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17.3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17.3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17.3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17.3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17.3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17.3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17.3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17.3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17.383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0.762cm" svg:height="0.762cm" svg:x="5.937cm" svg:y="18.3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18.3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18.3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18.3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18.3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18.3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18.3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18.3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18.3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18.39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19.16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19.16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19.16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19.16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19.16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19.16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19.16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19.16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19.16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19.16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19.9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19.9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20.68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20.68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20.68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20.68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20.68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20.68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20.68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20.68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20.68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20.6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21.44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21.44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21.44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21.44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21.44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21.44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21.44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21.44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21.44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21.44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22.2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22.2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22.2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22.2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22.2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22.2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22.2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22.2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22.2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22.20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22.2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22.2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22.2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22.2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22.2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22.2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22.2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22.2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22.2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22.20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22.9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22.9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22.9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22.9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22.9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22.9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22.9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22.9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22.9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22.9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23.7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23.7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23.7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23.7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23.7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23.7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23.7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23.7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23.73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23.73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24.49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24.49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24.49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24.49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24.49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24.49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24.49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24.49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24.49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24.4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24.49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24.49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24.49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24.49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24.49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24.49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24.49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24.49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24.49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24.4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svg:x="5.937cm" svg:y="25.2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6.699cm" svg:y="25.2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7.461cm" svg:y="25.2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223cm" svg:y="25.2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8.985cm" svg:y="25.2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9.747cm" svg:y="25.2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0.509cm" svg:y="25.2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1.271cm" svg:y="25.2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033cm" svg:y="25.2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12.795cm" svg:y="25.25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" draw:text-style-name="P3" draw:layer="layout" svg:width="3.302cm" svg:height="1.016cm" svg:x="0.619cm" svg:y="5.318cm">
          <text:p text:style-name="P2"><text:span text:style-name="T1">ping_ti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02cm" svg:height="1.016cm" svg:x="0.349cm" svg:y="10.398cm">
          <text:p text:style-name="P2"><text:span text:style-name="T1">pow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56cm" svg:height="1.016cm" svg:x="1.111cm" svg:y="18.272cm">
          <text:p text:style-name="P2"><text:span text:style-name="T1">angles_alongship_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9.493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9.49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9.493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985cm" svg:height="2.159cm" svg:x="14.827cm" svg:y="17.002cm">
          <text:p text:style-name="P5"><text:span text:style-name="T2">sample data</text:span></text:p>
          <text:p text:style-name="P5"><text:span text:style-name="T2">(n_pings, n_samples)</text:span></text:p>
          <text:p text:style-name="P5"><text:span text:style-name="T3">-or-</text:span></text:p>
          <text:p text:style-name="P5"><text:span text:style-name="T3">(n_pings, n_samples, n_complex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143cm" svg:height="1.524cm" svg:x="16.621cm" svg:y="5.953cm">
          <text:p text:style-name="P5"><text:span text:style-name="T2">ping data</text:span></text:p>
          <text:p text:style-name="P5"><text:span text:style-name="T2">(n_pings,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02cm" svg:height="1.016cm" svg:x="0.603cm" svg:y="6.207cm">
          <text:p text:style-name="P2"><text:span text:style-name="T1">frequenc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02cm" svg:height="1.016cm" svg:x="1.238cm" svg:y="7.096cm">
          <text:p text:style-name="P2"><text:span text:style-name="T1">transmit_pow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953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953cm" svg:y="4.4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08cm" svg:height="2.54cm" svg:x="13.827cm" svg:y="2.65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0.762cm" svg:height="0.762cm" svg:x="5.953cm" svg:y="2.6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143cm" svg:height="1.524cm" svg:x="14.986cm" svg:y="3.032cm">
          <text:p text:style-name="P5"><text:span text:style-name="T2">object attribut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02cm" svg:height="1.016cm" svg:x="0.746cm" svg:y="4.302cm">
          <text:p text:style-name="P2"><text:span text:style-name="T1">n_sampl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02cm" svg:height="1.016cm" svg:x="0.492cm" svg:y="3.413cm">
          <text:p text:style-name="P2"><text:span text:style-name="T1">n_p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02cm" svg:height="1.016cm" svg:x="0.292cm" svg:y="2.524cm">
          <text:p text:style-name="P2"><text:span text:style-name="T1">shap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762cm" svg:height="20.574cm" svg:x="13.827cm" svg:y="5.445cm">
          <text:p/>
          <draw:enhanced-geometry svg:viewBox="0 0 21600 21600" draw:glue-points="0 0 0 21600 21600 10800" draw:text-areas="0 ?f9 7800 ?f10" draw:type="right-brace" draw:modifiers="1800 10755.3827460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6" draw:layer="layout" svg:width="2.143cm" svg:height="1.524cm" svg:x="15.605cm" svg:y="14.843cm">
          <text:p text:style-name="P5"><text:span text:style-name="T2">data attribute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143cm" svg:height="1.524cm" svg:x="2.016cm" svg:y="1cm">
          <text:p text:style-name="P5"><text:span text:style-name="T2">attribute name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5.478cm" svg:y1="17.51cm" svg:x2="9.636cm" svg:y2="14.335cm">
          <text:p/>
        </draw:line>
        <draw:line draw:style-name="gr9" draw:text-style-name="P8" draw:layer="layout" svg:x1="15.478cm" svg:y1="19.288cm" svg:x2="9.128cm" svg:y2="22.463cm">
          <text:p/>
        </draw:line>
        <draw:line draw:style-name="gr9" draw:text-style-name="P8" draw:layer="layout" svg:x1="16.621cm" svg:y1="6.588cm" svg:x2="11.033cm" svg:y2="5.953cm">
          <text:p/>
        </draw:line>
        <draw:line draw:style-name="gr9" draw:text-style-name="P8" draw:layer="layout" svg:x1="16.367cm" svg:y1="6.969cm" svg:x2="10.525cm" svg:y2="6.715cm">
          <text:p/>
        </draw:line>
        <draw:line draw:style-name="gr9" draw:text-style-name="P8" draw:layer="layout" svg:x1="16.621cm" svg:y1="7.35cm" svg:x2="11.287cm" svg:y2="7.60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8-27T20:37:24.199000000</meta:creation-date>
    <dc:date>2020-08-31T19:25:26.970000000</dc:date>
    <meta:editing-duration>PT10M46S</meta:editing-duration>
    <meta:editing-cycles>2</meta:editing-cycles>
    <meta:generator>LibreOffice/6.4.2.2$Windows_X86_64 LibreOffice_project/4e471d8c02c9c90f512f7f9ead8875b57fcb1ec3</meta:generator>
    <meta:document-statistic meta:object-count="347"/>
  </office:meta>
</office:document-meta>
</file>